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7.461cm"/>
    </style:style>
    <style:style style:name="Table1.B" style:family="table-column">
      <style:table-column-properties style:column-width="10.134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fo:margin-right="-0.005cm" table:align="margins"/>
    </style:style>
    <style:style style:name="Table2.A" style:family="table-column">
      <style:table-column-properties style:column-width="7.488cm" style:rel-column-width="4245*"/>
    </style:style>
    <style:style style:name="Table2.B" style:family="table-column">
      <style:table-column-properties style:column-width="10.107cm" style:rel-column-width="573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8.44cm"/>
    </style:style>
    <style:style style:name="Table3.B" style:family="table-column">
      <style:table-column-properties style:column-width="9.15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fo:font-size="14pt" style:font-size-asian="14pt" style:font-size-complex="14pt"/>
    </style:style>
    <style:style style:name="P3"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orm Statistics Table User Manual</text:p>
      <text:p text:style-name="Standard"/>
      <text:p text:style-name="P1">Activation</text:p>
      <text:p text:style-name="Standard"/>
      <text:p text:style-name="Standard">The storm statistics table is activated in the image control dialog through the “View” menu item in the menu bar. Select the “Show Radar Stat Table” entry to activate the table. </text:p>
      <text:p text:style-name="Standard"/>
      <text:p text:style-name="P1">Control Menu</text:p>
      <text:p text:style-name="Standard"/>
      <text:p text:style-name="Standard">There are only two entries in the menu bar at the top of the window, “Actions” and “View”.</text:p>
      <text:p text:style-name="Standard"/>
      <text:p text:style-name="Standard">Actions provides three choices: ”Undo”, <text:s/>“Recover Table” and “Exit”. Exit does as one would expect. Any changes made to the table by the forecaster before using the “Save” button (see below) will cause the “Undo” button to become selectable and the changes can be undone by selecting “Undo”. “Recover Table” on the other hand will restore the table to its state before any editing at all was done even after a save.</text:p>
      <text:p text:style-name="Standard"/>
      <text:p text:style-name="Standard">View controls which storm elements are visible in the table. The choices are preset in a configuration file. The first selection under “View” is always the default option of showing all of the storm elements.</text:p>
      <text:p text:style-name="Standard"/>
      <text:p text:style-name="P1">Table View Control</text:p>
      <text:p text:style-name="Standard"/>
      <text:p text:style-name="Standard">Directly under the control menu are the table controls. The first consists of a date and time surrounded by two arrow buttons. The arrow buttons allow forecaster to incrementally move through all of the storm statistics files in sequence. <text:s/>Note that by design, statistics files beyond the selected depiction time can not be accessed even if there are files.</text:p>
      <text:p text:style-name="Standard"/>
      <text:p text:style-name="Standard">The second is the “Save Table” button. If the forecaster makes any changes to the table this button will be selectable and selecting it will save any changes.</text:p>
      <text:p text:style-name="Standard"/>
      <text:p text:style-name="Standard">Note that changing the current active depiction will automatically update the storm table to the time of the depiction. If changes were made to the current statistics file, a dialog will appear asking if the changes should be saved.</text:p>
      <text:p text:style-name="Standard"/>
      <text:p text:style-name="P1">Storm STAT Table</text:p>
      <text:p text:style-name="Standard"/>
      <text:p text:style-name="Standard">The table consists of a header row followed by rows of storm data. If a storm is new the rank weight entry background is coloured white. If any storm elements reach or exceed a threshold they are coloured according to the threshold. The thresholds are normal, near severe, severe and extreme and display in the colours set in the configuration file, normally green, yellow, red and magenta.</text:p>
      <text:p text:style-name="Standard"/>
      <text:p text:style-name="Standard">If a storm element is forecast to reach or exceed the severe threshold in the next 30 minutes the cell is highlighted by surrounding the cell with the colour that indicates the severe threshold. The forecast is a simple least square linear line fit to the last 30 minutes of data unless an external process is being used (see below under user messages).</text:p>
      <text:p text:style-name="Standard"/>
      <text:p text:style-name="Standard">Clicking on one of the column headers will sort the storms in order depending on the value of the elements in the column. Normally the sort is in descending order, but for some elements the sort order may be in ascending order (for example if there is a storm rank column).</text:p>
      <text:p text:style-name="Standard"><text:soft-page-break/></text:p>
      <text:p text:style-name="Standard">Depending on configuration, some, but not all elements are editable. Left clicking once on an element value cell will allow the value to be edited. Once selected the forecaster only needs to start typing the required value into the box. There is no need to erase the existing value as this is done automatically as soon as the first character is entered. <text:s/>Right clicking will either cancel the edit if no change has been made, or accept the edit if a change was made. If modified, the cell will display two numbers, the new value, and in brackets, the original value. This change only applies to the stat table being displayed, but if the table is the most recent one and the changes are saved, then the next STAT file to arrive will have the value of the element automatically scaled by the same ratio.</text:p>
      <text:p text:style-name="Standard"/>
      <text:p text:style-name="Standard">Double clicking on a cell will turn off the element. Double clicking again on the same element will turn the element back on. If the element was edited before being turned off the element will be returned to its edited value. Note that in either case the “Save Table” button must be pressed before the system will save any changes. Turning off an element applies to every STAT file in which the storm is found. If a new STAT file arrives the element will be automatically turned off.</text:p>
      <text:p text:style-name="Standard"/>
      <text:p text:style-name="Standard">In both cases the rank weight and the rank weight forecast trend will be recalculated and redisplayed.</text:p>
      <text:p text:style-name="Standard"/>
      <text:p text:style-name="Standard"/>
      <text:p text:style-name="P1">Storm STAT Trend Graph</text:p>
      <text:p text:style-name="Standard"/>
      <text:p text:style-name="Standard">Clicking on a storm identifier number in the storm STAT table will bring up the storm element trend graph display. Clicking on the same storm again will hide the graph. There is an active storm display line at the bottom of the list display that shows the currently selected storm.</text:p>
      <text:p text:style-name="Standard"/>
      <text:p text:style-name="Standard">The storm STAT trend graph display is a series of graphs that show the rank weight of a storm followed by graphs of the values of the elements that are used to calculate rank weight. The graphs for the elements that make up rank weight are auto scaled in the y-axis but have the same time scale (x-axis) as the rank weight graph. The time axis is normally labelled every 10 minutes, but if the storm exists for long enough, the time axis will switch to labels at 20 minute intervals to avoid having the labels overlap. Data is shown as a solid line with solid dots at the data points, while forecast values of the elements are shown as dotted lines with empty diamonds at the forecast points. The forecast is done as a simple least square line fit using the most recent two or three data points.</text:p>
      <text:p text:style-name="Standard"/>
      <text:p text:style-name="Standard">It is possible for data to be missing or not available. In this case there will be a gap in the line on the graph. If every instance of an element is not available, as can happen with meso alert and meso max for example, the graph will be empty and have no data or forecast lines.</text:p>
      <text:p text:style-name="Standard"/>
      <text:p text:style-name="Standard">The rank weight graph also shows the normal, near severe and severe thresholds for the storm as indicated by coloured lines.</text:p>
      <text:p text:style-name="Standard"/>
      <text:p text:style-name="Standard">The forecast values of rank weight for the most recent STAT table can be modified through mouse interaction in the trend graph. The availability of this feature is indicated by the forecast rank weight trend line being in a different colour from the trend line of the rank weight data when normally they are the same colour. Click and hold the left mouse button near the forecast line and the values can be changed. The change is done as a straight line extrapolation from the last rank weight calculated from the storm values to the maximum forecast time. Any changes made in this way are reflected in the Storm STAT Table display and the save button is activated. More than one storm can be modified in this way before pushing the save button.</text:p>
      <text:p text:style-name="Standard"><text:soft-page-break/></text:p>
      <text:p text:style-name="Standard"/>
      <text:p text:style-name="P1">User Message Display Area</text:p>
      <text:p text:style-name="Standard"/>
      <text:p text:style-name="Standard">The area to the right of the “Save” button is used to display messages. Errors are enclosed in a box.</text:p>
      <text:p text:style-name="Standard"/>
      <table:table table:name="Table1" table:style-name="Table1">
        <table:table-column table:style-name="Table1.A"/>
        <table:table-column table:style-name="Table1.B"/>
        <table:table-row>
          <table:table-cell table:style-name="Table1.A1" office:value-type="string">
            <text:p text:style-name="P3">Status Message</text:p>
          </table:table-cell>
          <table:table-cell table:style-name="Table1.B1" office:value-type="string">
            <text:p text:style-name="P3">Description</text:p>
          </table:table-cell>
        </table:table-row>
        <table:table-row>
          <table:table-cell table:style-name="Table1.A2" office:value-type="string">
            <text:p text:style-name="Standard">No STAT files before depiction time. </text:p>
          </table:table-cell>
          <table:table-cell table:style-name="Table1.B2" office:value-type="string">
            <text:p text:style-name="Standard">But there is one at the depiction time.</text:p>
          </table:table-cell>
        </table:table-row>
        <table:table-row>
          <table:table-cell table:style-name="Table1.A2" office:value-type="string">
            <text:p text:style-name="Standard">Showing most recent STAT file. </text:p>
          </table:table-cell>
          <table:table-cell table:style-name="Table1.B2" office:value-type="string">
            <text:p text:style-name="Standard">This is important, for only the most recent STAT file can have its forecast rank weight values directly modified in the trend display graph and have any edited element values automatically update the next STAT file to arrive (if a save is done).</text:p>
          </table:table-cell>
        </table:table-row>
        <table:table-row>
          <table:table-cell table:style-name="Table1.A2" office:value-type="string">
            <text:p text:style-name="Standard">No STAT files at or before depiction time </text:p>
          </table:table-cell>
          <table:table-cell table:style-name="Table1.B2" office:value-type="string">
            <text:p text:style-name="Standard">Note that there may be STAT files after the depiction time but they are not accessable.</text:p>
          </table:table-cell>
        </table:table-row>
        <table:table-row>
          <table:table-cell table:style-name="Table1.A2" office:value-type="string">
            <text:p text:style-name="Standard">No STAT file at depiction time.</text:p>
          </table:table-cell>
          <table:table-cell table:style-name="Table1.B2" office:value-type="string">
            <text:p text:style-name="Standard">But there are files before the depiction time.</text:p>
          </table:table-cell>
        </table:table-row>
        <table:table-row>
          <table:table-cell table:style-name="Table1.A2" office:value-type="string">
            <text:p text:style-name="Standard">No STAT files are available. </text:p>
          </table:table-cell>
          <table:table-cell table:style-name="Table1.B2" office:value-type="string">
            <text:p text:style-name="Standard">This normally means some sort of URP processing error has occured.</text:p>
          </table:table-cell>
        </table:table-row>
      </table:table>
      <text:p text:style-name="P3"/>
      <text:p text:style-name="Standard"/>
      <table:table table:name="Table2" table:style-name="Table2">
        <table:table-column table:style-name="Table2.A"/>
        <table:table-column table:style-name="Table2.B"/>
        <table:table-row>
          <table:table-cell table:style-name="Table2.A1" office:value-type="string">
            <text:p text:style-name="P3">Error Message</text:p>
          </table:table-cell>
          <table:table-cell table:style-name="Table2.B1" office:value-type="string">
            <text:p text:style-name="P3">Description</text:p>
          </table:table-cell>
        </table:table-row>
        <table:table-row>
          <table:table-cell table:style-name="Table2.A2" office:value-type="string">
            <text:p text:style-name="Standard">Depiction time parse failure. </text:p>
          </table:table-cell>
          <table:table-cell table:style-name="Table2.B2" office:value-type="string">
            <text:p text:style-name="Standard">The depiction time was malformed somehow.</text:p>
          </table:table-cell>
        </table:table-row>
        <table:table-row>
          <table:table-cell table:style-name="Table2.A2" office:value-type="string">
            <text:p text:style-name="Standard">Storm element 'xxx' is not defined in the configuration </text:p>
          </table:table-cell>
          <table:table-cell table:style-name="Table2.B2" office:value-type="string">
            <text:p text:style-name="Standard">All storm elements need to be in the config file so element xxx needs to be added.</text:p>
          </table:table-cell>
        </table:table-row>
        <table:table-row>
          <table:table-cell table:style-name="Table2.A2" office:value-type="string">
            <text:p text:style-name="Standard">Unable to find STAT file 'xxx' anymore!</text:p>
          </table:table-cell>
          <table:table-cell table:style-name="Table2.B2" office:value-type="string">
            <text:p text:style-name="Standard">The file xxx has been removed from the directory.</text:p>
          </table:table-cell>
        </table:table-row>
        <table:table-row>
          <table:table-cell table:style-name="Table2.A2" office:value-type="string">
            <text:p text:style-name="Standard">Unable to get the threshold level</text:p>
          </table:table-cell>
          <table:table-cell table:style-name="Table2.B2" office:value-type="string">
            <text:p text:style-name="Standard">The threshold level of the element is not available. Possible file value error.</text:p>
          </table:table-cell>
        </table:table-row>
        <table:table-row>
          <table:table-cell table:style-name="Table2.A2" office:value-type="string">
            <text:p text:style-name="Standard">Illegal element threshold level</text:p>
          </table:table-cell>
          <table:table-cell table:style-name="Table2.B2" office:value-type="string">
            <text:p text:style-name="Standard">The threshold level of the element as given in the STAT file is not legal.</text:p>
          </table:table-cell>
        </table:table-row>
        <table:table-row>
          <table:table-cell table:style-name="Table2.A2" office:value-type="string">
            <text:p text:style-name="Standard">Threshold parse error for element 'xxx'</text:p>
          </table:table-cell>
          <table:table-cell table:style-name="Table2.B2" office:value-type="string">
            <text:p text:style-name="Standard">Again a possible file error.</text:p>
          </table:table-cell>
        </table:table-row>
        <table:table-row>
          <table:table-cell table:style-name="Table2.A2" office:value-type="string">
            <text:p text:style-name="Standard">sEnviron key not defined in the configuration.</text:p>
          </table:table-cell>
          <table:table-cell table:style-name="Table2.B2" office:value-type="string">
            <text:p text:style-name="Standard">SEnviron is the element key for storm environment values and needs to be defined in the configuration file.</text:p>
          </table:table-cell>
        </table:table-row>
        <table:table-row>
          <table:table-cell table:style-name="Table2.A2" office:value-type="string">
            <text:p text:style-name="Standard">Could not parse file xxx</text:p>
          </table:table-cell>
          <table:table-cell table:style-name="Table2.B2" office:value-type="string">
            <text:p text:style-name="Standard">The STAT file is corrupted.</text:p>
          </table:table-cell>
        </table:table-row>
        <table:table-row>
          <table:table-cell table:style-name="Table2.A2" office:value-type="string">
            <text:p text:style-name="Standard">File 'xxx' is empty.</text:p>
          </table:table-cell>
          <table:table-cell table:style-name="Table2.B2" office:value-type="string">
            <text:p text:style-name="Standard">The STAT file is corrupted.</text:p>
          </table:table-cell>
        </table:table-row>
        <table:table-row>
          <table:table-cell table:style-name="Table2.A2" office:value-type="string">
            <text:p text:style-name="Standard">File 'xxx' is not a STAT table.</text:p>
          </table:table-cell>
          <table:table-cell table:style-name="Table2.B2" office:value-type="string">
            <text:p text:style-name="Standard">Either the STAT file is corrupted or it is not a STAT file.</text:p>
          </table:table-cell>
        </table:table-row>
        <table:table-row>
          <table:table-cell table:style-name="Table2.A2" office:value-type="string">
            <text:p text:style-name="Standard">The valid time was not found in the file: xxx</text:p>
          </table:table-cell>
          <table:table-cell table:style-name="Table2.B2" office:value-type="string">
            <text:p text:style-name="Standard">The STAT file does not contain a valid time</text:p>
          </table:table-cell>
        </table:table-row>
        <table:table-row>
          <table:table-cell table:style-name="Table2.A2" office:value-type="string">
            <text:p text:style-name="Standard">File name timestamp and internal timestamp are different: xxx</text:p>
          </table:table-cell>
          <table:table-cell table:style-name="Table2.B2" office:value-type="string">
            <text:p text:style-name="Standard">A comparison is done between the two as a check and if they are different the STAT file could be corrupted.</text:p>
          </table:table-cell>
        </table:table-row>
      </table:table>
      <text:p text:style-name="Standard"/>
      <text:p text:style-name="P3"/>
      <text:p text:style-name="P3"><text:soft-page-break/>External Trend Forecast Program Messages</text:p>
      <text:p text:style-name="Standard"/>
      <text:p text:style-name="Standard">The forecast of trends for elements and rank weight is done internally using a least square line fit to the last 3 data points. For a more intelligent approach to this, the work can be off loaded to an external program and the results brought back into the STAT table display. If this is done the following errors can be generated.</text:p>
      <text:p text:style-name="Standard"/>
      <table:table table:name="Table3" table:style-name="Table3">
        <table:table-column table:style-name="Table3.A"/>
        <table:table-column table:style-name="Table3.B"/>
        <table:table-row>
          <table:table-cell table:style-name="Table3.A1" office:value-type="string">
            <text:p text:style-name="P3">Error Message</text:p>
          </table:table-cell>
          <table:table-cell table:style-name="Table3.B1" office:value-type="string">
            <text:p text:style-name="P3">Description</text:p>
          </table:table-cell>
        </table:table-row>
        <table:table-row>
          <table:table-cell table:style-name="Table3.A2" office:value-type="string">
            <text:p text:style-name="Standard">Unable to run trend forecast calculation program</text:p>
          </table:table-cell>
          <table:table-cell table:style-name="Table3.B2" office:value-type="string">
            <text:p text:style-name="Standard">The system can not find the program as specified in the config file.</text:p>
          </table:table-cell>
        </table:table-row>
        <table:table-row>
          <table:table-cell table:style-name="Table3.A2" office:value-type="string">
            <text:p text:style-name="Standard">Trend forecast calculation program time out.</text:p>
          </table:table-cell>
          <table:table-cell table:style-name="Table3.B2" office:value-type="string">
            <text:p text:style-name="Standard">The program probably encountered an error and aborted. After a while the STAT table display stops waiting for the result.</text:p>
          </table:table-cell>
        </table:table-row>
        <table:table-row>
          <table:table-cell table:style-name="Table3.A2" office:value-type="string">
            <text:p text:style-name="Standard">Could not read output file from element trend forecast program.</text:p>
          </table:table-cell>
          <table:table-cell table:style-name="Table3.B2" office:value-type="string">
            <text:p text:style-name="Standard">The program output file is corrupted.</text:p>
          </table:table-cell>
        </table:table-row>
        <table:table-row>
          <table:table-cell table:style-name="Table3.A2" office:value-type="string">
            <text:p text:style-name="Standard">Output file from element trend forecast program is wrong type. </text:p>
          </table:table-cell>
          <table:table-cell table:style-name="Table3.B2" office:value-type="string">
            <text:p text:style-name="Standard">The program output the wrong file for the requested trend processing. Talk to the program developer about this one.</text:p>
          </table:table-cell>
        </table:table-row>
        <table:table-row>
          <table:table-cell table:style-name="Table3.A2" office:value-type="string">
            <text:p text:style-name="Standard">Unknown storm 'xxx' in trend program output file</text:p>
          </table:table-cell>
          <table:table-cell table:style-name="Table3.B2" office:value-type="string">
            <text:p text:style-name="Standard">A storm with an unknown number ended up in the file somehow.</text:p>
          </table:table-cell>
        </table:table-row>
        <table:table-row>
          <table:table-cell table:style-name="Table3.A2" office:value-type="string">
            <text:p text:style-name="Standard">Valid time mismatch in trend program output file</text:p>
          </table:table-cell>
          <table:table-cell table:style-name="Table3.B2" office:value-type="string">
            <text:p text:style-name="Standard">Somehow the data for the wrong time was deliver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meta:initial-creator>
    <meta:creation-date>2013-06-17T09:24:07</meta:creation-date>
    <dc:date>2013-12-10T18:27:43</dc:date>
    <dc:creator>bob </dc:creator>
    <meta:editing-duration>PT41M53S</meta:editing-duration>
    <meta:editing-cycles>10</meta:editing-cycles>
    <meta:generator>LibreOffice/3.5$Linux_X86_64 LibreOffice_project/350m1$Build-2</meta:generator>
    <meta:document-statistic meta:table-count="3" meta:image-count="0" meta:object-count="0" meta:page-count="4" meta:paragraph-count="80" meta:word-count="1698" meta:character-count="9545" meta:non-whitespace-character-count="7916"/>
  </office:meta>
</office:document-meta>
</file>